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ngular.js vs React.j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何をいまさら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就職のためにAngular.jsを触っていた</text:p>
                <text:list>
                  <text:list-item>
                    <text:p>敬遠していたWordPressを触れとの命令が下る</text:p>
                    <text:list>
                      <text:list-item>
                        <text:p>知らない人に付いていくのはよくない</text:p>
                      </text:list-item>
                    </text:list>
                  </text:list-item>
                  <text:list-item>
                    <text:p>2,3ヶ月ほど触っていたAngular.jsとは疎遠に</text:p>
                  </text:list-item>
                </text:list>
              </text:list-item>
              <text:list-item>
                <text:p>Calypso、AirBnｂがReact.jsを採用</text:p>
                <text:list>
                  <text:list-item>
                    <text:p>AirBnbはRendrから撤退</text:p>
                  </text:list-item>
                  <text:list-item>
                    <text:p>世の中に出遅れる！</text:p>
                  </text:list-item>
                </text:list>
              </text:list-item>
              <text:list-item>
                <text:p>せっかくだから、Angular.jsとReact.jsの比較</text:p>
                <text:list>
                  <text:list-item>
                    <text:p>よくある Apple vs O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本心では…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bone.jsが良いと思っている</text:p>
                <text:list>
                  <text:list-item>
                    <text:p>MVC</text:p>
                  </text:list-item>
                  <text:list-item>
                    <text:p>ミニマム主義</text:p>
                    <text:list>
                      <text:list-item>
                        <text:p>機能が追加されれば、バグが含まれる可能性は高まる</text:p>
                      </text:list-item>
                      <text:list-item>
                        <text:p>コードが大きくなれば、移植には時間が掛かる</text:p>
                      </text:list-item>
                    </text:list>
                  </text:list-item>
                  <text:list-item>
                    <text:p>企業の息がかかっていない</text:p>
                    <text:list>
                      <text:list-item>
                        <text:p>angular.jsやreact.jsは大企業によりメンテされている</text:p>
                      </text:list-item>
                      <text:list-item>
                        <text:p>Google, facebookの倒産後、誰が保守できるの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本心では…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mber.js</text:p>
                <text:list>
                  <text:list-item>
                    <text:p>野心的なWebアプリを開発するためのframework</text:p>
                  </text:list-item>
                  <text:list-item>
                    <text:p>GhostのAdminパネルに採用</text:p>
                  </text:list-item>
                  <text:list-item>
                    <text:p>MVC, two way databinding, CoC</text:p>
                    <text:list>
                      <text:list-item>
                        <text:p>既存の概念 = 低い学習コスト</text:p>
                      </text:list-item>
                      <text:list-item>
                        <text:p>そのわりに、話題性は乏しい</text:p>
                      </text:list-item>
                    </text:list>
                    <text:p/>
                  </text:list-item>
                  <text:list-item>
                    <text:p>Yehuda KatzにはBrisbaneのmeet upで会った</text:p>
                    <text:list>
                      <text:list-item>
                        <text:p>はじめて会った本物のプログラマの1人</text:p>
                      </text:list-item>
                      <text:list-item>
                        <text:p>実は同時期に、</text:p>
                        <text:list>
                          <text:list-item>
                            <text:p>TJ Holowaychuk (express)</text:p>
                          </text:list-item>
                          <text:list-item>
                            <text:p>Jeremy Ashkenas (backbone.js, coffee script)</text:p>
                          </text:list-item>
                        </text:list>
                        <text:p>も来ていたらし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ngularにまつわる一般論</text:p>
          </draw:text-box>
        </draw:frame>
        <draw:frame presentation:style-name="pr4" draw:layer="layout" svg:width="25.199cm" svg:height="12.179cm" svg:x="1.4cm" svg:y="4.914cm" presentation:class="outline">
          <draw:text-box>
            <text:p>Angular.js</text:p>
            <text:list text:style-name="L2">
              <text:list-item>
                <text:p>小規模、中規模のものをすぐに作るのに良い</text:p>
                <text:list>
                  <text:list-item>
                    <text:p>MVVW (Model-View-ViewWhat)</text:p>
                  </text:list-item>
                  <text:list-item>
                    <text:p>Two way data binding is awesome</text:p>
                  </text:list-item>
                  <text:list-item>
                    <text:p>HTMLの拡張</text:p>
                  </text:list-item>
                </text:list>
              </text:list-item>
              <text:list-item>
                <text:p>Angular.js独自の作法が多い</text:p>
                <text:list>
                  <text:list-item>
                    <text:p>$scope, $digest loop, factory, provider</text:p>
                  </text:list-item>
                  <text:list-item>
                    <text:p>pureなJSの作法が身につかない</text:p>
                  </text:list-item>
                </text:list>
              </text:list-item>
              <text:list-item>
                <text:p>jQueryの資産をそのまま使え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ngular.jsに対する感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g-app, ng-controller</text:p>
                <text:list>
                  <text:list-item>
                    <text:p>angular.jsのtagだと一目でわかる</text:p>
                  </text:list-item>
                </text:list>
              </text:list-item>
              <text:list-item>
                <text:p>$scope, $http, factory, provider, ...</text:p>
                <text:list>
                  <text:list-item>
                    <text:p>概念を知ったところで使いこなせない</text:p>
                  </text:list-item>
                  <text:list-item>
                    <text:p>コードを自由に書けない</text:p>
                  </text:list-item>
                </text:list>
              </text:list-item>
              <text:list-item>
                <text:p>3<text:span text:style-name="T1">rd</text:span> partyのライブラリ群</text:p>
                <text:list>
                  <text:list-item>
                    <text:p>片方のversion が上がった際の依存関係の解消は？</text:p>
                  </text:list-item>
                  <text:list-item>
                    <text:p>d3.jsを触ろうとしたら、ネストが深くて気持ち悪い</text:p>
                  </text:list-item>
                  <text:list-item>
                    <text:p>適当に書いたサンプルコードはangular用に手直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ngular.jsに対する感想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忍び寄る機能主義</text:p>
                <text:list>
                  <text:list-item>
                    <text:p>不必要な機能のバグが混入される</text:p>
                  </text:list-item>
                </text:list>
              </text:list-item>
              <text:list-item>
                <text:p>html のタグを宣言し、その中にjsを記述する</text:p>
                <text:list>
                  <text:list-item>
                    <text:p>似たような業務アプリを簡潔するもの（だろう）</text:p>
                  </text:list-item>
                </text:list>
              </text:list-item>
              <text:list-item>
                <text:p>$scope, $factory, $digest, ...</text:p>
                <text:list>
                  <text:list-item>
                    <text:p>framework独自のルールが多い</text:p>
                  </text:list-item>
                  <text:list-item>
                    <text:p>javascriptらしいコードを書かない</text:p>
                  </text:list-item>
                  <text:list-item>
                    <text:p>controllerでネストが深くなる</text:p>
                  </text:list-item>
                  <text:list-item>
                    <text:p>1,2ヶ月も経てば何をしているか忘れる</text:p>
                  </text:list-item>
                </text:list>
              </text:list-item>
              <text:list-item>
                <text:p>ng-repeat</text:p>
                <text:list>
                  <text:list-item>
                    <text:p>はじめて、track byを探すのに半日以上は掛かった</text:p>
                  </text:list-item>
                  <text:list-item>
                    <text:p>マニュアルを調べるよりも、for loopで書いた方がはや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act.jsにまつわる一般論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CのViewのみ</text:p>
              </text:list-item>
              <text:list-item>
                <text:p>Virtual DOM</text:p>
                <text:list>
                  <text:list-item>
                    <text:p>差分のみを更新</text:p>
                  </text:list-item>
                </text:list>
              </text:list-item>
              <text:list-item>
                <text:p>Isomophic JavaScript</text:p>
              </text:list-item>
              <text:list-item>
                <text:p>JSX</text:p>
              </text:list-item>
              <text:list-item>
                <text:p>Fl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act.jsへの感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のコードを記述する</text:p>
                <text:list>
                  <text:list-item>
                    <text:p>メインになるのはjavascript</text:p>
                    <text:list>
                      <text:list-item>
                        <text:p>var CommentBox = React.createClass()</text:p>
                      </text:list-item>
                      <text:list-item>
                        <text:p>React.render(&lt;CommentBox /&gt;,</text:p>
                        <text:p>document.getElementById('content'));</text:p>
                      </text:list-item>
                    </text:list>
                  </text:list-item>
                  <text:list-item>
                    <text:p>JSのコードの中にxmlを記述</text:p>
                  </text:list-item>
                </text:list>
              </text:list-item>
              <text:list-item>
                <text:p>Angular.jsみたくネストが深くならない</text:p>
                <text:list>
                  <text:list-item>
                    <text:p>ｄ３.jsのangularjsへのバインドは酷い</text:p>
                  </text:list-item>
                  <text:list-item>
                    <text:p>TODO MVCも気持ち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.js</text:p>
                <text:list>
                  <text:list-item>
                    <text:p>iteratorを使って書くと、ループを書くのがはやい</text:p>
                  </text:list-item>
                  <text:list-item>
                    <text:p>template engineのようになる</text:p>
                  </text:list-item>
                  <text:list-item>
                    <text:p>two way data binding</text:p>
                    <text:list>
                      <text:list-item>
                        <text:p>小さいコードがすぐに動く</text:p>
                      </text:list-item>
                    </text:list>
                  </text:list-item>
                  <text:list-item>
                    <text:p>独自の作法</text:p>
                    <text:list>
                      <text:list-item>
                        <text:p>コードの統一化</text:p>
                      </text:list-item>
                      <text:list-item>
                        <text:p>JSの書き方が分からなくなる</text:p>
                      </text:list-item>
                      <text:list-item>
                        <text:p>使い捨ての道具のわりに学習コストが高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act.jｓ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らしいコード</text:p>
                <text:list>
                  <text:list-item>
                    <text:p>document.getElementById('');</text:p>
                  </text:list-item>
                </text:list>
              </text:list-item>
              <text:list-item>
                <text:p>jQueryを直に書ける</text:p>
              </text:list-item>
              <text:list-item>
                <text:p>面倒な部分</text:p>
                <text:list>
                  <text:list-item>
                    <text:p>two way data b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ngular.jsを使うと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コーディング規約</text:p>
                <text:list>
                  <text:list-item>
                    <text:p>Angular.js, JavaScripｔt</text:p>
                  </text:list-item>
                  <text:list-item>
                    <text:p>２つの作法を覚える必要が出てくる</text:p>
                  </text:list-item>
                  <text:list-item>
                    <text:p>Web制作だとjQueryが定番</text:p>
                    <text:list>
                      <text:list-item>
                        <text:p>その資産はAngular.js以上に多い</text:p>
                      </text:list-item>
                    </text:list>
                  </text:list-item>
                </text:list>
              </text:list-item>
              <text:list-item>
                <text:p>frameworkの作法</text:p>
                <text:list>
                  <text:list-item>
                    <text:p>2,3ヶ月も離れると$digest, $watchが何をしているか分からなくなる</text:p>
                  </text:list-item>
                </text:list>
              </text:list-item>
              <text:list-item>
                <text:p>Ionic</text:p>
                <text:list>
                  <text:list-item>
                    <text:p>angular.jsの本家とは別の3rdパーティ製</text:p>
                  </text:list-item>
                </text:list>
              </text:list-item>
              <text:list-item>
                <text:p>バージョンアップ</text:p>
                <text:list>
                  <text:list-item>
                    <text:p>angular.js, library, wrapeer</text:p>
                  </text:list-item>
                  <text:list-item>
                    <text:p>バインドの依存性の管理が面倒そ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を敬遠する理由</text:p>
                <text:list>
                  <text:list-item>
                    <text:p>facebookがメンテナンスしている</text:p>
                  </text:list-item>
                  <text:list-item>
                    <text:p>fluxナニソレ？</text:p>
                  </text:list-item>
                  <text:list-item>
                    <text:p>two way data bindingの実装に時間が掛かる</text:p>
                  </text:list-item>
                  <text:list-item>
                    <text:p>JavaScriptを書く</text:p>
                  </text:list-item>
                </text:list>
              </text:list-item>
              <text:list-item>
                <text:p>AngularJSを敬遠する理由</text:p>
                <text:list>
                  <text:list-item>
                    <text:p>3rdパーティ製のバインドの資料がメンテされない</text:p>
                  </text:list-item>
                  <text:list-item>
                    <text:p>framework独自のルールが多い</text:p>
                  </text:list-item>
                  <text:list-item>
                    <text:p>JavaScriptのコードを書かない</text:p>
                  </text:list-item>
                  <text:list-item>
                    <text:p>1.x と 2.xの過渡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年後には、また新しいアーキテクチャ</text:p>
                <text:list>
                  <text:list-item>
                    <text:p>今のアーキテクチャは最良ではない</text:p>
                  </text:list-item>
                  <text:list-item>
                    <text:p>学習コストは低いに越したことはない</text:p>
                  </text:list-item>
                </text:list>
              </text:list-item>
              <text:list-item>
                <text:p>素人がangular.jsに手を出すと</text:p>
                <text:list>
                  <text:list-item>
                    <text:p>html, js,cssの下位レイヤを習得できない</text:p>
                    <text:list>
                      <text:list-item>
                        <text:p>ng-click, ng-button, ...</text:p>
                      </text:list-item>
                    </text:list>
                  </text:list-item>
                  <text:list-item>
                    <text:p>framework独自のルールを覚えても、つぶしが効かない</text:p>
                  </text:list-item>
                  <text:list-item>
                    <text:p>どこか、c++に似ている</text:p>
                    <text:list>
                      <text:list-item>
                        <text:p>c++のルールを覚える。より一層に賢くなる</text:p>
                      </text:list-item>
                    </text:list>
                  </text:list-item>
                </text:list>
              </text:list-item>
              <text:list-item>
                <text:p>React.js</text:p>
                <text:list>
                  <text:list-item>
                    <text:p>ReactNativeといい、facebookが一元管理</text:p>
                  </text:list-item>
                  <text:list-item>
                    <text:p>OSSの精神とは相反するものの、使う上では安心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10:13:11.013607220</meta:creation-date>
    <dc:date>2015-12-23T15:31:35.990722196</dc:date>
    <meta:editing-duration>PT3H10M11S</meta:editing-duration>
    <meta:editing-cycles>167</meta:editing-cycles>
    <meta:generator>LibreOffice/4.2.8.2$Linux_X86_64 LibreOffice_project/420m0$Build-2</meta:generator>
    <meta:document-statistic meta:object-count="77"/>
  </office:meta>
</office:document-meta>
</file>